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char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Default" office:value-type="string" calcext:value-type="string">
            <text:p>schedul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Default" office:value-type="string" calcext:value-type="string">
            <text:p>sequence diagr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Default" office:value-type="string" calcext:value-type="string">
            <text:p>class diagr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Default" office:value-type="string" calcext:value-type="string">
            <text:p>database planning (product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-1</text:p>
          </table:table-cell>
        </table:table-row>
        <table:table-row table:style-name="ro1">
          <table:table-cell table:style-name="Default" office:value-type="string" calcext:value-type="string">
            <text:p>database planning(suppli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-2</text:p>
          </table:table-cell>
        </table:table-row>
        <table:table-row table:style-name="ro1">
          <table:table-cell table:style-name="Default" office:value-type="string" calcext:value-type="string">
            <text:p>database planning(custom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-3</text:p>
          </table:table-cell>
        </table:table-row>
        <table:table-row table:style-name="ro1">
          <table:table-cell table:style-name="Default" office:value-type="string" calcext:value-type="string">
            <text:p>database planning(cost cent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-4</text:p>
          </table:table-cell>
        </table:table-row>
        <table:table-row table:style-name="ro1">
          <table:table-cell office:value-type="string" calcext:value-type="string">
            <text:p>database planning(inventory station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-5</text:p>
          </table:table-cell>
        </table:table-row>
        <table:table-row table:style-name="ro1">
          <table:table-cell office:value-type="string" calcext:value-type="string">
            <text:p>database planning(employe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-6</text:p>
          </table:table-cell>
        </table:table-row>
        <table:table-row table:style-name="ro1">
          <table:table-cell office:value-type="string" calcext:value-type="string">
            <text:p>database planning(job order lib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-7</text:p>
          </table:table-cell>
        </table:table-row>
        <table:table-row table:style-name="ro1">
          <table:table-cell office:value-type="string" calcext:value-type="string">
            <text:p>database planning(return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8</text:p>
          </table:table-cell>
        </table:table-row>
        <table:table-row table:style-name="ro1">
          <table:table-cell office:value-type="string" calcext:value-type="string">
            <text:p>database planning(pending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9</text:p>
          </table:table-cell>
        </table:table-row>
        <table:table-row table:style-name="ro1">
          <table:table-cell office:value-type="string" calcext:value-type="string">
            <text:p>database planning(pa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10</text:p>
          </table:table-cell>
        </table:table-row>
        <table:table-row table:style-name="ro1">
          <table:table-cell office:value-type="string" calcext:value-type="string">
            <text:p>bdd for add item(save to databas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style-name="Default" office:value-type="string" calcext:value-type="string">
            <text:p>test case for add item (save to databas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Coding for add item (save to databas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coding for add item (IR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style-name="Default" office:value-type="string" calcext:value-type="string">
            <text:p>UI (IR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style-name="Default" office:value-type="string" calcext:value-type="string">
            <text:p>integration for add it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bdd for edit item(save to databas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style-name="Default" office:value-type="string" calcext:value-type="string">
            <text:p>test case for edit item (save to databas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oding for edit item (save to databas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style-name="Default" office:value-type="string" calcext:value-type="string">
            <text:p>UI edit item (IR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style-name="Default" office:value-type="string" calcext:value-type="string">
            <text:p>integration for edit it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style-name="Default" office:value-type="string" calcext:value-type="string">
            <text:p>bdd for withdraw(PA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Default" office:value-type="string" calcext:value-type="string">
            <text:p>test case for withdraw item (PA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Default" office:value-type="string" calcext:value-type="string">
            <text:p>coding for withdraw item (PA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UI (PA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integration for withdraw item(PA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bdd for withdraw(MI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style-name="Default" office:value-type="string" calcext:value-type="string">
            <text:p>test case for withdraw item (MI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style-name="Default" office:value-type="string" calcext:value-type="string">
            <text:p>coding for withdraw item (MI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UI (MI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ntegration for withdraw item(MI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bdd for withdraw item (WR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test case for withdraw item (WR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table:style-name="Default" office:value-type="string" calcext:value-type="string">
            <text:p>coding for withdraw item (WR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UI (WR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integration for withdraw item(WR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bdd for withdraw item (GAR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test case for withdraw item (GAR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style-name="Default" office:value-type="string" calcext:value-type="string">
            <text:p>coding for withdraw item (GAR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UI (GAR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integration for withdraw item(GAR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bdd for return confirm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 case for return confirm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Default" office:value-type="string" calcext:value-type="string">
            <text:p>coding for return confirm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UI (return confirmation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integration for return confirm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Default" office:value-type="string" calcext:value-type="string">
            <text:p>overall integration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Default" office:value-type="string" calcext:value-type="string">
            <text:p>overall test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Default" office:value-type="string" calcext:value-type="string">
            <text:p>deplo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Default" office:value-type="string" calcext:value-type="string">
            <text:p>dummy acti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-00-0000</text:date>, <text:time style:data-style-name="N2" text:time-value="09:23:58.5372909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3:06:09.495823580</meta:creation-date>
    <dc:date>2015-04-14T09:32:21.585259490</dc:date>
    <meta:editing-duration>PT6M15S</meta:editing-duration>
    <meta:editing-cycles>6</meta:editing-cycles>
    <meta:generator>LibreOffice/4.2.7.2$Linux_X86_64 LibreOffice_project/420m0$Build-2</meta:generator>
    <meta:document-statistic meta:table-count="1" meta:cell-count="162" meta:object-count="0"/>
  </office:meta>
</office:document-meta>
</file>